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  <style:text-properties fo:language="en" fo:country="US"/>
    </style:style>
    <style:style style:name="P2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0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1" style:family="paragraph" style:parent-style-name="Normal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507c7" officeooo:paragraph-rsid="000507c7" style:font-size-asian="12pt" style:font-size-complex="12pt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fo:font-weight="normal" officeooo:rsid="00019ae8" officeooo:paragraph-rsid="00019ae8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fo:font-weight="normal" officeooo:rsid="000507c7" officeooo:paragraph-rsid="000507c7"/>
    </style:style>
    <style:style style:name="T1" style:family="text">
      <style:text-properties officeooo:rsid="0000ad1e"/>
    </style:style>
    <style:style style:name="T2" style:family="text">
      <style:text-properties officeooo:rsid="00019ae8"/>
    </style:style>
    <style:style style:name="T3" style:family="text">
      <style:text-properties officeooo:rsid="00037bab"/>
    </style:style>
    <style:style style:name="T4" style:family="text">
      <style:text-properties officeooo:rsid="000507c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SEP #1<text:span text:style-name="T4">21</text:span>: New <text:span text:style-name="T3">rect property for Matplot handle</text:span>.</text:p>
        <text:p text:style-name="P6"/>
        <text:p text:style-name="P7"/>
        <text:p text:style-name="P7">Version: 1.0</text:p>
        <text:p text:style-name="P7">Author: <text:span text:style-name="T1">Calixte Denizet</text:span></text:p>
        <text:p text:style-name="P7">Scilab-Version: 5.5.0</text:p>
        <text:p text:style-name="P7">Created: <text:span text:style-name="T3">Jan</text:span> <text:span text:style-name="T3">22</text:span> 201<text:span text:style-name="T3">4</text:span></text:p>
        <text:p text:style-name="P6"/>
        <text:p text:style-name="P7"/>
        <text:p text:style-name="P8">Abstract</text:p>
        <text:p text:style-name="P4">The aim of this SEP is to <text:span text:style-name="T2">introduce a new property “rect” for Matplot handle</text:span>.</text:p>
        <text:p text:style-name="P7"/>
        <text:p text:style-name="P8">Rationale</text:p>
        <text:p text:style-name="P11">Matplot1() function is already able to manage a rect argument to scale and to translate the Matplot, but the rect cannot be set or get directly in the Matplot handle.</text:p>
        <text:p text:style-name="P2"/>
        <text:p text:style-name="P3">Calling Sequence</text:p>
        <text:p text:style-name="P13">Matplot(rand(2,2));</text:p>
        <text:p text:style-name="P13">e=gce();</text:p>
        <text:p text:style-name="P13">e.rect // return the rect</text:p>
        <text:p text:style-name="P13">e.rect = e.rect+1 // translate the Matplot</text:p>
        <text:p text:style-name="P8">Changelog</text:p>
        <text:list xml:id="list476449515469355381" text:style-name="L1">
          <text:list-item>
            <text:p text:style-name="P10">– Initial Revision</text:p>
          </text:list-item>
        </text:list>
        <text:p text:style-name="P9"/>
        <text:p text:style-name="P8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Teletype_5f_text_5f_text_5f_text_5f_text_5f_text_5f_text_5f_text_5f_text_5f_text_5f_text_5f_text_5f_text_5f_text_5f_text_5f_text" style:display-name="Teletype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" style:display-name="Bullet Symbols_text_text_text_text_text_text_text_text_text_text_text_text_text_text_text" style:family="text">
      <style:text-properties style:font-name="StarSymbol" fo:font-size="9pt"/>
    </style:style>
    <style:style style:name="Internet_20_link_5f_text_5f_text_5f_text_5f_text_5f_text_5f_text_5f_text_5f_text_5f_text_5f_text_5f_text_5f_text_5f_text_5f_text_5f_text" style:display-name="Internet link_text_text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Source_20_Text_5f_text_5f_text_5f_text_5f_text_5f_text_5f_text_5f_text_5f_text_5f_text_5f_text_5f_text_5f_text_5f_text_5f_text_5f_text_5f_text_5f_text_5f_text_5f_text_5f_text" style:display-name="Source Text_text_text_text_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_text_text" style:family="text">
      <style:text-properties style:font-name="StarSymbol" fo:font-size="9pt"/>
    </style:style>
    <style:style style:name="Teletype" style:family="text">
      <style:text-properties style:font-name="Droid Sans Mono" style:font-name-asian="Droid Sans Mono" style:font-name-complex="Droid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Pierre MARECHAL</meta:initial-creator>
    <dc:creator>Calixte </dc:creator>
    <meta:creation-date>2008-07-09T13:39:08</meta:creation-date>
    <dc:date>2014-01-22T14:32:16.964560829</dc:date>
    <meta:editing-duration>PT1H24M59S</meta:editing-duration>
    <meta:editing-cycles>38</meta:editing-cycles>
    <meta:document-statistic meta:table-count="0" meta:image-count="0" meta:object-count="0" meta:page-count="1" meta:paragraph-count="18" meta:word-count="100" meta:character-count="610" meta:non-whitespace-character-count="527"/>
  </office:meta>
</office:document-meta>
</file>